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3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55">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6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59">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6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1">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6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50">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645">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office:automatic-styles>
  <office:body>
    <office:presentation>
      <draw:page draw:name="Slide1" draw:style-name="a609" draw:master-page-name="Master1-Layout1-title-Title-Slide" presentation:presentation-page-layout-name="Master1-PPL1" draw:id="Slide-256">
        <draw:frame draw:id="id146" presentation:style-name="a614" draw:name="Title 1" svg:x="0.75in" svg:y="1.75in" svg:width="8.5in" svg:height="1.94675in" presentation:class="title" presentation:placeholder="false">
          <draw:text-box>
            <text:p text:style-name="a613" text:class-names="" text:cond-style-name=""><text:span text:style-name="a610" text:class-names="">Table for Two<text:line-break/></text:span><text:span text:style-name="a611" text:class-names="">Travellers like you</text:span><text:span text:style-name="a612" text:class-names=""/></text:p>
          </draw:text-box>
          <svg:title/>
          <svg:desc/>
        </draw:frame>
        <draw:frame draw:id="id147" presentation:style-name="a615" draw:name="Subtitle 2" svg:x="1.5in" svg:y="3.88889in" svg:width="7in" svg:height="1.61111in" presentation:class="subtitle" presentation:placeholder="true">
          <draw:text-box/>
          <svg:title/>
          <svg:desc/>
        </draw:frame>
      </draw:page>
      <draw:page draw:name="Slide2" draw:style-name="a616" draw:master-page-name="Master1-Layout7-blank-Blank" presentation:presentation-page-layout-name="Master1-PPL7" draw:id="Slide-257">
        <draw:custom-shape svg:x="0.81202in" svg:y="2.02882in" svg:width="8.44042in" svg:height="4.64492in" draw:id="id148" draw:style-name="a663" draw:name="Rectangle 1">
          <svg:title/>
          <svg:desc/>
          <text:list text:style-name="a619">
            <text:list-item>
              <text:p text:style-name="a618" text:class-names="" text:cond-style-name=""><text:span text:style-name="a617" text:class-names="">Introducing ourselves and the project<text:s text:c="1"/></text:span></text:p>
            </text:list-item>
          </text:list>
          <text:list text:style-name="a622">
            <text:list-item>
              <text:p text:style-name="a621" text:class-names="" text:cond-style-name=""><text:span text:style-name="a620" text:class-names="">The idea behind the project…<text:s text:c="1"/></text:span></text:p>
            </text:list-item>
          </text:list>
          <text:list text:style-name="a625">
            <text:list-item>
              <text:p text:style-name="a624" text:class-names="" text:cond-style-name=""><text:span text:style-name="a623" text:class-names="">Why this topic has been chosen? Why is it interesting?</text:span></text:p>
            </text:list-item>
          </text:list>
          <text:list text:style-name="a631">
            <text:list-item>
              <text:list text:style-name="a631">
                <text:list-item>
                  <text:p text:style-name="a630" text:class-names="" text:cond-style-name=""><text:span text:style-name="a626" text:class-names=""><text:s text:c="1"/>It gives opportunities for people who travel alone<text:s text:c="1"/></text:span><text:span text:style-name="a627" text:class-names="">find<text:s text:c="1"/></text:span><text:span text:style-name="a628" text:class-names="">other people<text:s text:c="1"/></text:span><text:span text:style-name="a629" text:class-names="">who also is looking for someone for dinner<text:s text:c="1"/></text:span></text:p>
                </text:list-item>
              </text:list>
            </text:list-item>
          </text:list>
          <text:list text:style-name="a635">
            <text:list-item>
              <text:p text:style-name="a634" text:class-names="" text:cond-style-name=""><text:span text:style-name="a632" text:class-names="">Demonstration <text:s text:c="1"/></text:span><text:span text:style-name="a633" text:class-names=""/></text:p>
            </text:list-item>
          </text:list>
          <text:list text:style-name="a638">
            <text:list-item>
              <text:p text:style-name="a637" text:class-names="" text:cond-style-name=""><text:span text:style-name="a636" text:class-names="">What have been done for the implementation?</text:span></text:p>
            </text:list-item>
          </text:list>
          <text:list text:style-name="a641">
            <text:list-item>
              <text:p text:style-name="a640" text:class-names="" text:cond-style-name=""><text:span text:style-name="a639" text:class-names="">Future implementation</text:span></text:p>
            </text:list-item>
          </text:list>
          <text:list text:style-name="a645">
            <text:list-item>
              <text:list text:style-name="a645">
                <text:list-item>
                  <text:p text:style-name="a644" text:class-names="" text:cond-style-name=""><text:span text:style-name="a642" text:class-names="">SQL database<text:s text:c="1"/></text:span><text:span text:style-name="a643" text:class-names=""/></text:p>
                </text:list-item>
              </text:list>
            </text:list-item>
          </text:list>
          <text:list text:style-name="a650">
            <text:list-item>
              <text:list text:style-name="a650">
                <text:list-item>
                  <text:p text:style-name="a649" text:class-names="" text:cond-style-name=""><text:span text:style-name="a646" text:class-names="">More<text:s text:c="1"/></text:span><text:span text:style-name="a647" text:class-names="">security features will be implemented to the application, such as password will be<text:s text:c="1"/></text:span><text:span text:style-name="a648" text:class-names="">hashed</text:span></text:p>
                </text:list-item>
              </text:list>
            </text:list-item>
          </text:list>
          <text:list text:style-name="a655">
            <text:list-item>
              <text:list text:style-name="a655">
                <text:list-item>
                  <text:p text:style-name="a654" text:class-names="" text:cond-style-name=""><text:span text:style-name="a651" text:class-names="">Input<text:s text:c="1"/></text:span><text:span text:style-name="a652" text:class-names="">the current location of the user and see people who is available around the user <text:s text:c="1"/></text:span><text:span text:style-name="a653" text:class-names=""/></text:p>
                </text:list-item>
              </text:list>
            </text:list-item>
          </text:list>
          <text:list text:style-name="a659">
            <text:list-item>
              <text:list text:style-name="a659">
                <text:list-item>
                  <text:p text:style-name="a658" text:class-names="" text:cond-style-name=""><text:span text:style-name="a656" text:class-names="">User<text:s text:c="1"/></text:span><text:span text:style-name="a657" text:class-names="">name listing<text:s text:c="1"/></text:span></text:p>
                </text:list-item>
              </text:list>
            </text:list-item>
          </text:list>
          <text:list text:style-name="a662">
            <text:list-item>
              <text:p text:style-name="a661" text:class-names="" text:cond-style-name=""><text:span text:style-name="a660" text:class-names="">Questions<text:s text:c="1"/></text:span></text:p>
            </text:list-item>
          </text:list>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75in" svg:width="8.5in" svg:height="1.94675in"/>
      <presentation:placeholder presentation:object="subtitle" svg:x="1.5in" svg:y="3.88889in" svg:width="7in" svg:height="1.61111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2" style:display-name="Title and Content">
      <presentation:placeholder presentation:object="object" svg:x="0.9537in" svg:y="2.92593in" svg:width="8.10185in" svg:height="3.77373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title" svg:x="0.5in" svg:y="0.37in" svg:width="9in" svg:height="1.37in"/>
    </style:presentation-page-layout>
    <style:presentation-page-layout style:name="Master1-PPL3" style:display-name="Section Header">
      <presentation:placeholder presentation:object="title" svg:x="0.75463in" svg:y="2.69418in" svg:width="8.5in" svg:height="1.66667in"/>
      <presentation:placeholder presentation:object="outline" svg:x="1.49537in" svg:y="1.57201in" svg:width="7.01852in" svg:height="1.02778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4" style:display-name="Two Content">
      <presentation:placeholder presentation:object="title" svg:x="0.5in" svg:y="0.37in" svg:width="9in" svg:height="1.37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object" svg:x="0.74in" svg:y="2.93in" svg:width="4.18in" svg:height="3.77in"/>
      <presentation:placeholder presentation:object="object" svg:x="5.08in" svg:y="2.93in" svg:width="4.18in" svg:height="3.77in"/>
    </style:presentation-page-layout>
    <style:presentation-page-layout style:name="Master1-PPL5" style:display-name="Comparison">
      <presentation:placeholder presentation:object="title" svg:x="0.5in" svg:y="0.37in" svg:width="9in" svg:height="1.37in"/>
      <presentation:placeholder presentation:object="outline" svg:x="0.74in" svg:y="2.92882in" svg:width="4.18in" svg:height="0.69965in"/>
      <presentation:placeholder presentation:object="object" svg:x="0.74074in" svg:y="3.75in" svg:width="4.17766in" svg:height="2.94965in"/>
      <presentation:placeholder presentation:object="outline" svg:x="5.08333in" svg:y="2.92882in" svg:width="4.18in" svg:height="0.69965in"/>
      <presentation:placeholder presentation:object="object" svg:x="5.07986in" svg:y="3.75in" svg:width="4.18in" svg:height="2.94965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6" style:display-name="Title Only">
      <presentation:placeholder presentation:object="title" svg:x="0.5in" svg:y="0.37in" svg:width="9in" svg:height="1.37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7" style:display-name="Blank">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8" style:display-name="Content with Captio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outline" svg:x="1in" svg:y="3.91667in" svg:width="3.66667in" svg:height="2.08333in"/>
      <presentation:placeholder presentation:object="title" svg:x="1in" svg:y="2.5in" svg:width="3.66667in" svg:height="1.37in"/>
      <presentation:placeholder presentation:object="object" svg:x="5.08745in" svg:y="2in" svg:width="4.26955in" svg:height="4.16667in"/>
    </style:presentation-page-layout>
    <style:presentation-page-layout style:name="Master1-PPL9" style:display-name="Picture with Caption">
      <presentation:placeholder presentation:object="title" svg:x="5.33044in" svg:y="0.37037in" svg:width="4.16956in" svg:height="2.65741in"/>
      <presentation:placeholder presentation:object="outline" svg:x="5.32407in" svg:y="3.0463in" svg:width="4.17593in" svg:height="2.64815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graphic" svg:x="0.91667in" svg:y="1.5in" svg:width="3.9in" svg:height="3.2in"/>
    </style:presentation-page-layout>
    <style:presentation-page-layout style:name="Master1-PPL10" style:display-name="Title and Vertical Text">
      <presentation:placeholder presentation:object="title" svg:x="0.5in" svg:y="0.37in" svg:width="9in" svg:height="1.37in"/>
      <presentation:placeholder presentation:object="outline" svg:x="0.9537in" svg:y="2.92593in" svg:width="8.10185in" svg:height="3.77373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11" style:display-name="Vertical Title and Text">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title" svg:x="7.25in" svg:y="1.58333in" svg:width="2.25in" svg:height="4.90741in"/>
      <presentation:placeholder presentation:object="outline" svg:x="0.5in" svg:y="1.58333in" svg:width="6.58333in" svg:height="4.90741in"/>
    </style:presentation-page-layout>
    <style:default-style style:family="graphic">
      <style:graphic-properties draw:fill="solid" draw:fill-color="#31b6fd" draw:opacity="100%" draw:stroke="solid" svg:stroke-width="0.01736in" svg:stroke-color="#165d83" svg:stroke-opacity="100%"/>
    </style:default-style>
    <draw:gradient draw:name="a3" draw:style="linear" draw:angle="0" draw:start-color="#0293e0" draw:end-color="#83d3fe" draw:start-intensity="100%" draw:end-intensity="100%"/>
    <draw:gradient draw:name="a337" draw:style="linear" draw:angle="0" draw:start-color="#0293e0" draw:end-color="#83d3fe" draw:start-intensity="100%" draw:end-intensity="100%"/>
    <draw:gradient draw:name="a405" draw:style="linear" draw:angle="0" draw:start-color="#0293e0" draw:end-color="#83d3fe" draw:start-intensity="100%" draw:end-intensity="100%"/>
    <draw:gradient draw:name="a149" draw:style="linear" draw:angle="0" draw:start-color="#0293e0" draw:end-color="#83d3fe" draw:start-intensity="100%" draw:end-intensity="100%"/>
    <draw:gradient draw:name="a96" draw:style="linear" draw:angle="0" draw:start-color="#0293e0" draw:end-color="#83d3fe" draw:start-intensity="100%" draw:end-intensity="100%"/>
    <draw:gradient draw:name="a373" draw:style="linear" draw:angle="0" draw:start-color="#0293e0" draw:end-color="#83d3fe" draw:start-intensity="100%" draw:end-intensity="100%"/>
    <draw:gradient draw:name="a559" draw:style="linear" draw:angle="0" draw:start-color="#0293e0" draw:end-color="#83d3fe" draw:start-intensity="100%" draw:end-intensity="100%"/>
    <draw:gradient draw:name="a56" draw:style="linear" draw:angle="0" draw:start-color="#0293e0" draw:end-color="#83d3fe" draw:start-intensity="100%" draw:end-intensity="100%"/>
    <draw:gradient draw:name="a189" draw:style="linear" draw:angle="0" draw:start-color="#0293e0" draw:end-color="#83d3fe" draw:start-intensity="100%" draw:end-intensity="100%"/>
    <draw:gradient draw:name="a506" draw:style="linear" draw:angle="0" draw:start-color="#0293e0" draw:end-color="#83d3fe" draw:start-intensity="100%" draw:end-intensity="100%"/>
    <draw:gradient draw:name="a462" draw:style="linear" draw:angle="0" draw:start-color="#0293e0" draw:end-color="#83d3fe" draw:start-intensity="100%" draw:end-intensity="100%"/>
    <draw:gradient draw:name="a259" draw:style="linear" draw:angle="0" draw:start-color="#0293e0" draw:end-color="#83d3fe"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20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73e87"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24">
      <style:text-properties fo:font-variant="normal" fo:text-transform="none" fo:color="#073e87"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427">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105">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1">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6">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5in" fo:padding-bottom="0.05in" fo:padding-left="0.1in" fo:padding-right="0.1in" draw:textarea-vertical-align="middle" draw:textarea-horizontal-align="center" draw:fill="gradient" draw:fill-gradient-name="a96" draw:stroke="none" draw:auto-grow-width="false" draw:auto-grow-height="false"/>
      <style:paragraph-properties style:font-independent-line-spacing="true" style:writing-mode="lr-tb"/>
    </style:style>
    <style:style style:family="graphic" style:name="a543">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112">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6">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gradient" draw:fill-gradient-name="a337" draw:stroke="none" draw:auto-grow-width="false" draw:auto-grow-height="false"/>
      <style:paragraph-properties style:font-independent-line-spacing="true" style:writing-mode="lr-tb"/>
    </style:style>
    <style:style style:family="text" style:name="a440">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60">
      <style:graphic-properties fo:wrap-option="wrap" fo:padding-top="0.05in" fo:padding-bottom="0.05in" fo:padding-left="0.1in" fo:padding-right="0.1in" draw:textarea-vertical-align="middle" draw:textarea-horizontal-align="center" draw:fill="gradient" draw:fill-gradient-name="a559"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5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gradient" draw:fill-gradient-name="a462" draw:stroke="none" draw:auto-grow-width="false" draw:auto-grow-height="fals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4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573">
      <style:text-properties fo:font-variant="normal" fo:text-transform="none" fo:color="#073e87"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73e87"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drawing-page" style:name="a1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fo:wrap-option="wrap" fo:padding-top="0.05in" fo:padding-bottom="0.05in" fo:padding-left="0.1in" fo:padding-right="0.1in" draw:textarea-vertical-align="middle" draw:textarea-horizontal-align="center" draw:fill="gradient" draw:fill-gradient-name="a149" draw:stroke="none" draw:auto-grow-width="false" draw:auto-grow-height="false"/>
      <style:paragraph-properties style:font-independent-line-spacing="true" style:writing-mode="lr-tb"/>
    </style:style>
    <style:style style:family="paragraph" style:name="a581">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fo:wrap-option="wrap" fo:padding-top="0.05in" fo:padding-bottom="0.05in" fo:padding-left="0.1in" fo:padding-right="0.1in" draw:textarea-vertical-align="middle" draw:textarea-horizontal-align="center" draw:fill="gradient" draw:fill-gradient-name="a259" draw:stroke="none" draw:auto-grow-width="false" draw:auto-grow-height="false"/>
      <style:paragraph-properties style:font-independent-line-spacing="true" style:writing-mode="lr-tb"/>
    </style:style>
    <style:style style:family="text" style:name="a589">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middle" draw:textarea-horizontal-align="center" draw:fill="gradient" draw:fill-gradient-name="a373" draw:stroke="none" draw:auto-grow-width="false" draw:auto-grow-height="false"/>
      <style:paragraph-properties style:font-independent-line-spacing="true" style:writing-mode="lr-tb"/>
    </style:style>
    <style:style style:family="text" style:name="a37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center" draw:fill="solid" draw:fill-color="#31b6fd" draw:opacity="100%"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96">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63021in" fo:margin-right="0in" fo:text-indent="-0.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graphic" style:name="a389">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17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6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92">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63021in" fo:margin-right="0in" fo:text-indent="-0.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05in" fo:padding-bottom="0.05in" fo:padding-left="0.1in" fo:padding-right="0.1in" draw:textarea-vertical-align="middle" draw:textarea-horizontal-align="center" draw:fill="gradient" draw:fill-gradient-name="a189"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center" draw:fill="gradient" draw:fill-gradient-name="a3"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7">
      <style:graphic-properties fo:wrap-option="wrap" fo:padding-top="0.05in" fo:padding-bottom="0.05in" fo:padding-left="0.1in" fo:padding-right="0.1in" draw:textarea-vertical-align="middle" draw:textarea-horizontal-align="center" draw:fill="gradient" draw:fill-gradient-name="a56" draw:stroke="none" draw:auto-grow-width="false" draw:auto-grow-height="false"/>
      <style:paragraph-properties style:font-independent-line-spacing="true" style:writing-mode="lr-tb"/>
    </style:style>
    <style:style style:family="drawing-page" style:name="a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gradient" draw:fill-gradient-name="a506" draw:stroke="none"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4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06">
      <style:graphic-properties fo:wrap-option="wrap" fo:padding-top="0.05in" fo:padding-bottom="0.05in" fo:padding-left="0.1in" fo:padding-right="0.1in" draw:textarea-vertical-align="middle" draw:textarea-horizontal-align="center" draw:fill="gradient" draw:fill-gradient-name="a405"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6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text:list-style style:name="a438">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ffffff" fo:font-family="Symbol" style:font-family-generic="roman" style:font-pitch="variable" style:font-charset="x-symbol" fo:font-size="100%"/>
      </text:list-level-style-bullet>
    </text:list-style>
    <text:list-style style:name="a271">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29">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7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3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77">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3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09">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59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0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523">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0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442">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ffffff" fo:font-family="Symbol" style:font-family-generic="roman" style:font-pitch="variable" style:font-charset="x-symbol" fo:font-size="100%"/>
      </text:list-level-style-bullet>
    </text:list-style>
    <text:list-style style:name="a23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527">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0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35">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0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80">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3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84">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579">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in" text:min-label-width="0.3in"/>
        <style:text-properties fo:color="#ffffff"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ffffff"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ffffff"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ffffff" fo:font-family="Symbol" style:font-family-generic="roman" style:font-pitch="variable" style:font-charset="x-symbol" fo:font-size="100%"/>
      </text:list-level-style-bullet>
      <text:list-level-style-bullet text:level="5" text:bullet-char="">
        <style:list-level-properties text:space-before="1.3in" text:min-label-width="0.3in"/>
        <style:text-properties fo:color="#ffffff"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ffffff" fo:font-family="Symbol" style:font-family-generic="roman" style:font-pitch="variable" style:font-charset="x-symbol" fo:font-size="100%"/>
      </text:list-level-style-bullet>
      <text:list-level-style-bullet text:level="7" text:bullet-char="">
        <style:list-level-properties text:space-before="2in" text:min-label-width="0.3in"/>
        <style:text-properties fo:color="#ffffff"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ffffff" fo:font-family="Symbol" style:font-family-generic="roman" style:font-pitch="variable" style:font-charset="x-symbol" fo:font-size="100%"/>
      </text:list-level-style-bullet>
      <text:list-level-style-bullet text:level="9" text:bullet-char="">
        <style:list-level-properties text:space-before="2.7in" text:min-label-width="0.3in"/>
        <style:text-properties fo:color="#ffffff" fo:font-family="Symbol" style:font-family-generic="roman" style:font-pitch="variable" style:font-charset="x-symbol" fo:font-size="100%"/>
      </text:list-level-style-bullet>
    </text:list-style>
    <text:list-style style:name="a218">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13">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582">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585">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92">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301">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588">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95">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51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305">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432">
      <text:list-level-style-bullet text:level="1" text:bullet-char="">
        <style:list-level-properties text:space-before="0in" text:min-label-width="0.3in"/>
        <style:text-properties fo:color="#ffffff"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ffffff"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ffffff"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ffffff" fo:font-family="Symbol" style:font-family-generic="roman" style:font-pitch="variable" style:font-charset="x-symbol" fo:font-size="100%"/>
      </text:list-level-style-bullet>
      <text:list-level-style-bullet text:level="5" text:bullet-char="">
        <style:list-level-properties text:space-before="1.3in" text:min-label-width="0.3in"/>
        <style:text-properties fo:color="#ffffff"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ffffff" fo:font-family="Symbol" style:font-family-generic="roman" style:font-pitch="variable" style:font-charset="x-symbol" fo:font-size="100%"/>
      </text:list-level-style-bullet>
      <text:list-level-style-bullet text:level="7" text:bullet-char="">
        <style:list-level-properties text:space-before="2in" text:min-label-width="0.3in"/>
        <style:text-properties fo:color="#ffffff"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ffffff" fo:font-family="Symbol" style:font-family-generic="roman" style:font-pitch="variable" style:font-charset="x-symbol" fo:font-size="100%"/>
      </text:list-level-style-bullet>
      <text:list-level-style-bullet text:level="9" text:bullet-char="">
        <style:list-level-properties text:space-before="2.7in" text:min-label-width="0.3in"/>
        <style:text-properties fo:color="#ffffff" fo:font-family="Symbol" style:font-family-generic="roman" style:font-pitch="variable" style:font-charset="x-symbol" fo:font-size="100%"/>
      </text:list-level-style-bullet>
    </text:list-style>
    <text:list-style style:name="a517">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2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98">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435">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ffffff" fo:font-family="Symbol" style:font-family-generic="roman" style:font-pitch="variable" style:font-charset="x-symbol" fo:font-size="100%"/>
      </text:list-level-style-bullet>
    </text:list-style>
    <text:list-style style:name="a226">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number:date-style xmlns:number="urn:oasis:names:tc:opendocument:xmlns:datastyle:1.0" style:name="a1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aveform" style:page-layout-name="pageLayout1" draw:style-name="a0">
      <draw:custom-shape svg:x="0.25in" svg:y="0.25in" svg:width="9.51in" svg:height="2.7in" draw:id="id0" draw:style-name="a4" draw:name="Rounded Rectangle 13">
        <svg:title/>
        <svg:desc/>
        <text:p text:style-name="a2" text:class-names="" text:cond-style-name=""><text:span text:style-name="a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1">
        <svg:title/>
        <svg:desc/>
        <draw:custom-shape svg:x="6.61356in" svg:y="1.99526in" svg:width="3.1457in" svg:height="0.78087in" draw:id="id7" draw:style-name="a40" draw:name="Freeform 14">
          <svg:title/>
          <svg:desc/>
          <text:p text:style-name="a39" text:class-names="" text:cond-style-name=""><text:span text:style-name="a38"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8" draw:style-name="a43" draw:name="Freeform 18">
          <svg:title/>
          <svg:desc/>
          <text:p text:style-name="a42" text:class-names="" text:cond-style-name=""><text:span text:style-name="a41"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9" draw:style-name="a46" draw:name="Freeform 22">
          <svg:title/>
          <svg:desc/>
          <text:p text:style-name="a45" text:class-names="" text:cond-style-name=""><text:span text:style-name="a44"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10" draw:style-name="a49" draw:name="Freeform 26">
          <svg:title/>
          <svg:desc/>
          <text:p text:style-name="a48" text:class-names="" text:cond-style-name=""><text:span text:style-name="a47"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11" draw:style-name="a52" draw:name="Freeform 10">
          <svg:title/>
          <svg:desc/>
          <text:p text:style-name="a51" text:class-names="" text:cond-style-name=""><text:span text:style-name="a50"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2" presentation:style-name="a8" draw:name="Title Placeholder 1" svg:x="0.5in" svg:y="0.37in" svg:width="9in" svg:height="1.37in" presentation:class="title" presentation:placeholder="false">
        <draw:text-box>
          <text:p text:style-name="a7" text:class-names="" text:cond-style-name=""><text:span text:style-name="a5" text:class-names="">Click to edit Master title style</text:span><text:span text:style-name="a6" text:class-names=""/></text:p>
        </draw:text-box>
        <svg:title/>
        <svg:desc/>
      </draw:frame>
      <draw:frame draw:id="id3" presentation:style-name="a13" draw:name="Date Placeholder 3" svg:x="5.64706in" svg:y="6.83526in" svg:width="4.14117in" svg:height="0.39931in" presentation:class="date-time" presentation:placeholder="false">
        <draw:text-box>
          <text:p text:style-name="a12" text:class-names="" text:cond-style-name=""><text:span text:style-name="a9" text:class-names=""><text:date text:fixed="false" style:data-style-name="a10"/></text:span><text:span text:style-name="a11" text:class-names=""/></text:p>
        </draw:text-box>
        <svg:title/>
        <svg:desc/>
      </draw:frame>
      <draw:frame draw:id="id4" presentation:style-name="a16" draw:name="Footer Placeholder 4" svg:x="0.21177in" svg:y="6.83526in" svg:width="4.14118in" svg:height="0.39931in" presentation:class="footer" presentation:placeholder="false">
        <draw:text-box>
          <text:p text:style-name="a15" text:class-names="" text:cond-style-name=""><text:span text:style-name="a14" text:class-names=""/></text:p>
        </draw:text-box>
        <svg:title/>
        <svg:desc/>
      </draw:frame>
      <draw:frame draw:id="id5" presentation:style-name="a20" draw:name="Slide Number Placeholder 5" svg:x="4.36471in" svg:y="6.83526in" svg:width="1.27059in" svg:height="0.39931in" presentation:class="page-number" presentation:placeholder="false">
        <draw:text-box>
          <text:p text:style-name="a19" text:class-names="" text:cond-style-name=""><text:span text:style-name="a17" text:class-names=""><text:page-number style:num-format="1" text:fixed="false"/></text:span><text:span text:style-name="a18" text:class-names=""/></text:p>
        </draw:text-box>
        <svg:title/>
        <svg:desc/>
      </draw:frame>
      <draw:frame draw:id="id6" presentation:style-name="a37" draw:name="Text Placeholder 2" svg:x="0.9537in" svg:y="2.92593in" svg:width="8.10185in" svg:height="3.77373in" presentation:class="outline" presentation:placeholder="false">
        <draw:text-box>
          <text:list text:style-name="a23">
            <text:list-item>
              <text:p text:style-name="a22" text:class-names="" text:cond-style-name=""><text:span text:style-name="a21" text:class-names="">Click to edit Master text styles</text:span></text:p>
            </text:list-item>
          </text:list>
          <text:list text:style-name="a26">
            <text:list-item>
              <text:list text:style-name="a26">
                <text:list-item>
                  <text:p text:style-name="a25" text:class-names="" text:cond-style-name=""><text:span text:style-name="a24" text:class-names="">Second level</text:span></text:p>
                </text:list-item>
              </text:list>
            </text:list-item>
          </text:list>
          <text:list text:style-name="a29">
            <text:list-item>
              <text:list text:style-name="a29">
                <text:list-item>
                  <text:list text:style-name="a29">
                    <text:list-item>
                      <text:p text:style-name="a28" text:class-names="" text:cond-style-name=""><text:span text:style-name="a27" text:class-names="">Third level</text:span></text:p>
                    </text:list-item>
                  </text:list>
                </text:list-item>
              </text:list>
            </text:list-item>
          </text:list>
          <text:list text:style-name="a32">
            <text:list-item>
              <text:list text:style-name="a32">
                <text:list-item>
                  <text:list text:style-name="a32">
                    <text:list-item>
                      <text:list text:style-name="a32">
                        <text:list-item>
                          <text:p text:style-name="a31" text:class-names="" text:cond-style-name=""><text:span text:style-name="a30" text:class-names="">Fourth level</text:span></text:p>
                        </text:list-item>
                      </text:list>
                    </text:list-item>
                  </text:list>
                </text:list-item>
              </text:list>
            </text:list-item>
          </text:list>
          <text:list text:style-name="a36">
            <text:list-item>
              <text:list text:style-name="a36">
                <text:list-item>
                  <text:list text:style-name="a36">
                    <text:list-item>
                      <text:list text:style-name="a36">
                        <text:list-item>
                          <text:list text:style-name="a36">
                            <text:list-item>
                              <text:p text:style-name="a35" text:class-names="" text:cond-style-name=""><text:span text:style-name="a33" text:class-names="">Fifth level</text:span><text:span text:style-name="a34" text:class-names=""/></text:p>
                            </text:list-item>
                          </text:list>
                        </text:list-item>
                      </text:list>
                    </text:list-item>
                  </text:list>
                </text:list-item>
              </text:list>
            </text:list-item>
          </text:list>
        </draw:text-box>
        <svg:title/>
        <svg:desc/>
      </draw:frame>
    </style:master-page>
    <style:master-page style:name="Master1-Layout1-title-Title-Slide" style:page-layout-name="pageLayout1" draw:style-name="a53">
      <draw:custom-shape svg:x="0.25in" svg:y="0.25in" svg:width="9.51in" svg:height="6.6in" draw:id="id12" draw:style-name="a57" draw:name="Rounded Rectangle 15">
        <svg:title/>
        <svg:desc/>
        <text:p text:style-name="a55" text:class-names="" text:cond-style-name=""><text:span text:style-name="a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9" draw:id="id13">
        <svg:title/>
        <svg:desc/>
        <draw:custom-shape svg:x="6.62174in" svg:y="6.01398in" svg:width="3.14974in" svg:height="0.78187in" draw:id="id19" draw:style-name="a80" draw:name="Freeform 14">
          <svg:title/>
          <svg:desc/>
          <text:p text:style-name="a79" text:class-names="" text:cond-style-name=""><text:span text:style-name="a78"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79in" svg:y="5.87349in" svg:width="6.07133in" svg:height="0.93091in" draw:id="id20" draw:style-name="a83" draw:name="Freeform 18">
          <svg:title/>
          <svg:desc/>
          <text:p text:style-name="a82" text:class-names="" text:cond-style-name=""><text:span text:style-name="a81"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72in" svg:y="5.88693in" svg:width="5.98753in" svg:height="0.84784in" draw:id="id21" draw:style-name="a86" draw:name="Freeform 22">
          <svg:title/>
          <svg:desc/>
          <text:p text:style-name="a85" text:class-names="" text:cond-style-name=""><text:span text:style-name="a84"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4218in" svg:y="5.87227in" svg:width="3.62231in" svg:height="0.71346in" draw:id="id22" draw:style-name="a89" draw:name="Freeform 26">
          <svg:title/>
          <svg:desc/>
          <text:p text:style-name="a88" text:class-names="" text:cond-style-name=""><text:span text:style-name="a87"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5.85517in" svg:width="9.54in" svg:height="1.45623in" draw:id="id23" draw:style-name="a92" draw:name="Freeform 10">
          <svg:title/>
          <svg:desc/>
          <text:p text:style-name="a91" text:class-names="" text:cond-style-name=""><text:span text:style-name="a90"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14" presentation:style-name="a61" draw:name="Title 1" svg:x="0.75in" svg:y="1.75in" svg:width="8.5in" svg:height="1.94675in" presentation:class="title" presentation:placeholder="false">
        <draw:text-box>
          <text:p text:style-name="a60" text:class-names="" text:cond-style-name=""><text:span text:style-name="a58" text:class-names="">Click to edit Master title style</text:span><text:span text:style-name="a59" text:class-names=""/></text:p>
        </draw:text-box>
        <svg:title/>
        <svg:desc/>
      </draw:frame>
      <draw:frame draw:id="id15" presentation:style-name="a65" draw:name="Subtitle 2" svg:x="1.5in" svg:y="3.88889in" svg:width="7in" svg:height="1.61111in" presentation:class="subtitle" presentation:placeholder="false">
        <draw:text-box>
          <text:p text:style-name="a64" text:class-names="" text:cond-style-name=""><text:span text:style-name="a62" text:class-names="">Click to edit Master subtitle style</text:span><text:span text:style-name="a63" text:class-names=""/></text:p>
        </draw:text-box>
        <svg:title/>
        <svg:desc/>
      </draw:frame>
      <draw:frame draw:id="id16" presentation:style-name="a70" draw:name="Date Placeholder 3" svg:x="5.64706in" svg:y="6.83526in" svg:width="4.14117in" svg:height="0.39931in" presentation:class="date-time" presentation:placeholder="false">
        <draw:text-box>
          <text:p text:style-name="a69" text:class-names="" text:cond-style-name=""><text:span text:style-name="a66" text:class-names=""><text:date text:fixed="false" style:data-style-name="a67"/></text:span><text:span text:style-name="a68" text:class-names=""/></text:p>
        </draw:text-box>
        <svg:title/>
        <svg:desc/>
      </draw:frame>
      <draw:frame draw:id="id17" presentation:style-name="a73" draw:name="Footer Placeholder 4" svg:x="0.21177in" svg:y="6.83526in" svg:width="4.14118in" svg:height="0.39931in" presentation:class="footer" presentation:placeholder="false">
        <draw:text-box>
          <text:p text:style-name="a72" text:class-names="" text:cond-style-name=""><text:span text:style-name="a71" text:class-names=""/></text:p>
        </draw:text-box>
        <svg:title/>
        <svg:desc/>
      </draw:frame>
      <draw:frame draw:id="id18" presentation:style-name="a77" draw:name="Slide Number Placeholder 5" svg:x="4.36471in" svg:y="6.83526in" svg:width="1.27059in" svg:height="0.39931in" presentation:class="page-number" presentation:placeholder="false">
        <draw:text-box>
          <text:p text:style-name="a76" text:class-names="" text:cond-style-name=""><text:span text:style-name="a74" text:class-names=""><text:page-number style:num-format="1" text:fixed="false"/></text:span><text:span text:style-name="a75" text:class-names=""/></text:p>
        </draw:text-box>
        <svg:title/>
        <svg:desc/>
      </draw:frame>
    </style:master-page>
    <style:master-page style:name="Master1-Layout2-obj-Title-and-Content" style:page-layout-name="pageLayout1" draw:style-name="a93">
      <draw:custom-shape svg:x="0.25in" svg:y="0.25in" svg:width="9.51in" svg:height="2.7in" draw:id="id24" draw:layer="Master1-bg" draw:style-name="a97" draw:name="Rounded Rectangle 7">
        <svg:title/>
        <svg:desc/>
        <text:p text:style-name="a95" text:class-names="" text:cond-style-name=""><text:span text:style-name="a9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25">
        <svg:title/>
        <svg:desc/>
        <draw:custom-shape svg:x="6.61356in" svg:y="1.99526in" svg:width="3.1457in" svg:height="0.78087in" draw:id="id31" draw:layer="Master1-bg" draw:style-name="a133" draw:name="Freeform 14">
          <svg:title/>
          <svg:desc/>
          <text:p text:style-name="a132" text:class-names="" text:cond-style-name=""><text:span text:style-name="a131"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32" draw:layer="Master1-bg" draw:style-name="a136" draw:name="Freeform 18">
          <svg:title/>
          <svg:desc/>
          <text:p text:style-name="a135" text:class-names="" text:cond-style-name=""><text:span text:style-name="a134"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33" draw:layer="Master1-bg" draw:style-name="a139" draw:name="Freeform 22">
          <svg:title/>
          <svg:desc/>
          <text:p text:style-name="a138" text:class-names="" text:cond-style-name=""><text:span text:style-name="a137"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34" draw:layer="Master1-bg" draw:style-name="a142" draw:name="Freeform 26">
          <svg:title/>
          <svg:desc/>
          <text:p text:style-name="a141" text:class-names="" text:cond-style-name=""><text:span text:style-name="a140"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35" draw:layer="Master1-bg" draw:style-name="a145" draw:name="Freeform 10">
          <svg:title/>
          <svg:desc/>
          <text:p text:style-name="a144" text:class-names="" text:cond-style-name=""><text:span text:style-name="a143"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26" presentation:style-name="a114" draw:name="Content Placeholder 2" svg:x="0.9537in" svg:y="2.92593in" svg:width="8.10185in" svg:height="3.77373in" presentation:class="object" presentation:placeholder="false">
        <draw:text-box>
          <text:list text:style-name="a100">
            <text:list-item>
              <text:p text:style-name="a99" text:class-names="" text:cond-style-name=""><text:span text:style-name="a98" text:class-names="">Click to edit Master text styles</text:span></text:p>
            </text:list-item>
          </text:list>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0" text:class-names="">Fifth level</text:span><text:span text:style-name="a111" text:class-names=""/></text:p>
                            </text:list-item>
                          </text:list>
                        </text:list-item>
                      </text:list>
                    </text:list-item>
                  </text:list>
                </text:list-item>
              </text:list>
            </text:list-item>
          </text:list>
        </draw:text-box>
        <svg:title/>
        <svg:desc/>
      </draw:frame>
      <draw:frame draw:id="id27" presentation:style-name="a119" draw:name="Date Placeholder 3" svg:x="5.64706in" svg:y="6.83526in" svg:width="4.14117in" svg:height="0.39931in" presentation:class="date-time" presentation:placeholder="false">
        <draw:text-box>
          <text:p text:style-name="a118" text:class-names="" text:cond-style-name=""><text:span text:style-name="a115" text:class-names=""><text:date text:fixed="false" style:data-style-name="a116"/></text:span><text:span text:style-name="a117" text:class-names=""/></text:p>
        </draw:text-box>
        <svg:title/>
        <svg:desc/>
      </draw:frame>
      <draw:frame draw:id="id28" presentation:style-name="a122" draw:name="Footer Placeholder 4" svg:x="0.21177in" svg:y="6.83526in" svg:width="4.14118in" svg:height="0.39931in" presentation:class="footer" presentation:placeholder="false">
        <draw:text-box>
          <text:p text:style-name="a121" text:class-names="" text:cond-style-name=""><text:span text:style-name="a120" text:class-names=""/></text:p>
        </draw:text-box>
        <svg:title/>
        <svg:desc/>
      </draw:frame>
      <draw:frame draw:id="id29" presentation:style-name="a126" draw:name="Slide Number Placeholder 5" svg:x="4.36471in" svg:y="6.83526in" svg:width="1.27059in" svg:height="0.39931in" presentation:class="page-number" presentation:placeholder="false">
        <draw:text-box>
          <text:p text:style-name="a125" text:class-names="" text:cond-style-name=""><text:span text:style-name="a123" text:class-names=""><text:page-number style:num-format="1" text:fixed="false"/></text:span><text:span text:style-name="a124" text:class-names=""/></text:p>
        </draw:text-box>
        <svg:title/>
        <svg:desc/>
      </draw:frame>
      <draw:frame draw:id="id30" presentation:style-name="a130" draw:name="Title 6" svg:x="0.5in" svg:y="0.37in" svg:width="9in" svg:height="1.37in" presentation:class="title" presentation:placeholder="false">
        <draw:text-box>
          <text:p text:style-name="a129" text:class-names="" text:cond-style-name=""><text:span text:style-name="a127" text:class-names="">Click to edit Master title style</text:span><text:span text:style-name="a128" text:class-names=""/></text:p>
        </draw:text-box>
        <svg:title/>
        <svg:desc/>
      </draw:frame>
    </style:master-page>
    <style:master-page style:name="Master1-Layout3-secHead-Section-Header" style:page-layout-name="pageLayout1" draw:style-name="a146">
      <draw:custom-shape svg:x="0.25in" svg:y="0.25in" svg:width="9.51in" svg:height="5.18in" draw:id="id36" draw:style-name="a150" draw:name="Rounded Rectangle 13">
        <svg:title/>
        <svg:desc/>
        <text:p text:style-name="a148" text:class-names="" text:cond-style-name=""><text:span text:style-name="a1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61356in" svg:y="4.5971in" svg:width="3.1457in" svg:height="0.78087in" draw:id="id37" draw:style-name="a153" draw:name="Freeform 14">
        <svg:title/>
        <svg:desc/>
        <text:p text:style-name="a152" text:class-names="" text:cond-style-name=""><text:span text:style-name="a151"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4.45679in" svg:width="6.06356in" svg:height="0.92972in" draw:id="id38" draw:style-name="a156" draw:name="Freeform 18">
        <svg:title/>
        <svg:desc/>
        <text:p text:style-name="a155" text:class-names="" text:cond-style-name=""><text:span text:style-name="a154"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4.47021in" svg:width="5.97986in" svg:height="0.84675in" draw:id="id39" draw:style-name="a159" draw:name="Freeform 22">
        <svg:title/>
        <svg:desc/>
        <text:p text:style-name="a158" text:class-names="" text:cond-style-name=""><text:span text:style-name="a157"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4.45557in" svg:width="3.61767in" svg:height="0.71254in" draw:id="id40" draw:style-name="a162" draw:name="Freeform 26">
        <svg:title/>
        <svg:desc/>
        <text:p text:style-name="a161" text:class-names="" text:cond-style-name=""><text:span text:style-name="a160"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4.43849in" svg:width="9.54in" svg:height="1.45437in" draw:id="id41" draw:style-name="a165" draw:name="Freeform 10">
        <svg:title/>
        <svg:desc/>
        <text:p text:style-name="a164" text:class-names="" text:cond-style-name=""><text:span text:style-name="a163"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frame draw:id="id42" presentation:style-name="a169" draw:name="Title 1" svg:x="0.75463in" svg:y="2.69418in" svg:width="8.5in" svg:height="1.66667in" presentation:class="title" presentation:placeholder="false">
        <draw:text-box>
          <text:p text:style-name="a168" text:class-names="" text:cond-style-name=""><text:span text:style-name="a166" text:class-names="">Click to edit Master title style</text:span><text:span text:style-name="a167" text:class-names=""/></text:p>
        </draw:text-box>
        <svg:title/>
        <svg:desc/>
      </draw:frame>
      <draw:frame draw:id="id43" presentation:style-name="a173" draw:name="Text Placeholder 2" svg:x="1.49537in" svg:y="1.57201in" svg:width="7.01852in" svg:height="1.02778in" presentation:class="outline" presentation:placeholder="false">
        <draw:text-box>
          <text:list text:style-name="a172">
            <text:list-item>
              <text:p text:style-name="a171" text:class-names="" text:cond-style-name=""><text:span text:style-name="a170" text:class-names="">Click to edit Master text styles</text:span></text:p>
            </text:list-item>
          </text:list>
        </draw:text-box>
        <svg:title/>
        <svg:desc/>
      </draw:frame>
      <draw:frame draw:id="id44" presentation:style-name="a178" draw:name="Date Placeholder 3" svg:x="5.64706in" svg:y="6.83526in" svg:width="4.14117in" svg:height="0.39931in" presentation:class="date-time" presentation:placeholder="false">
        <draw:text-box>
          <text:p text:style-name="a177" text:class-names="" text:cond-style-name=""><text:span text:style-name="a174" text:class-names=""><text:date text:fixed="false" style:data-style-name="a175"/></text:span><text:span text:style-name="a176" text:class-names=""/></text:p>
        </draw:text-box>
        <svg:title/>
        <svg:desc/>
      </draw:frame>
      <draw:frame draw:id="id45" presentation:style-name="a181" draw:name="Footer Placeholder 4" svg:x="0.21177in" svg:y="6.83526in" svg:width="4.14118in" svg:height="0.39931in" presentation:class="footer" presentation:placeholder="false">
        <draw:text-box>
          <text:p text:style-name="a180" text:class-names="" text:cond-style-name=""><text:span text:style-name="a179" text:class-names=""/></text:p>
        </draw:text-box>
        <svg:title/>
        <svg:desc/>
      </draw:frame>
      <draw:frame draw:id="id46" presentation:style-name="a185" draw:name="Slide Number Placeholder 5" svg:x="4.36471in" svg:y="6.83526in" svg:width="1.27059in" svg:height="0.39931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style:master-page>
    <style:master-page style:name="Master1-Layout4-twoObj-Two-Content" style:page-layout-name="pageLayout1" draw:style-name="a186">
      <draw:custom-shape svg:x="0.25in" svg:y="0.25in" svg:width="9.51in" svg:height="2.7in" draw:id="id47" draw:layer="Master1-bg" draw:style-name="a190" draw:name="Rounded Rectangle 7">
        <svg:title/>
        <svg:desc/>
        <text:p text:style-name="a188" text:class-names="" text:cond-style-name=""><text:span text:style-name="a1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48">
        <svg:title/>
        <svg:desc/>
        <draw:custom-shape svg:x="6.61356in" svg:y="1.99526in" svg:width="3.1457in" svg:height="0.78087in" draw:id="id55" draw:layer="Master1-bg" draw:style-name="a243" draw:name="Freeform 14">
          <svg:title/>
          <svg:desc/>
          <text:p text:style-name="a242" text:class-names="" text:cond-style-name=""><text:span text:style-name="a241"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56" draw:layer="Master1-bg" draw:style-name="a246" draw:name="Freeform 18">
          <svg:title/>
          <svg:desc/>
          <text:p text:style-name="a245" text:class-names="" text:cond-style-name=""><text:span text:style-name="a244"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57" draw:layer="Master1-bg" draw:style-name="a249" draw:name="Freeform 22">
          <svg:title/>
          <svg:desc/>
          <text:p text:style-name="a248" text:class-names="" text:cond-style-name=""><text:span text:style-name="a247"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58" draw:layer="Master1-bg" draw:style-name="a252" draw:name="Freeform 26">
          <svg:title/>
          <svg:desc/>
          <text:p text:style-name="a251" text:class-names="" text:cond-style-name=""><text:span text:style-name="a250"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59" draw:layer="Master1-bg" draw:style-name="a255" draw:name="Freeform 10">
          <svg:title/>
          <svg:desc/>
          <text:p text:style-name="a254" text:class-names="" text:cond-style-name=""><text:span text:style-name="a253"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49" presentation:style-name="a194" draw:name="Title 1" svg:x="0.5in" svg:y="0.37in" svg:width="9in" svg:height="1.37in" presentation:class="title" presentation:placeholder="false">
        <draw:text-box>
          <text:p text:style-name="a193" text:class-names="" text:cond-style-name=""><text:span text:style-name="a191" text:class-names="">Click to edit Master title style</text:span><text:span text:style-name="a192" text:class-names=""/></text:p>
        </draw:text-box>
        <svg:title/>
        <svg:desc/>
      </draw:frame>
      <draw:frame draw:id="id50" presentation:style-name="a199" draw:name="Date Placeholder 4" svg:x="5.64706in" svg:y="6.83526in" svg:width="4.14117in" svg:height="0.39931in" presentation:class="date-time" presentation:placeholder="false">
        <draw:text-box>
          <text:p text:style-name="a198" text:class-names="" text:cond-style-name=""><text:span text:style-name="a195" text:class-names=""><text:date text:fixed="false" style:data-style-name="a196"/></text:span><text:span text:style-name="a197" text:class-names=""/></text:p>
        </draw:text-box>
        <svg:title/>
        <svg:desc/>
      </draw:frame>
      <draw:frame draw:id="id51" presentation:style-name="a202" draw:name="Footer Placeholder 5" svg:x="0.21177in" svg:y="6.83526in" svg:width="4.14118in" svg:height="0.39931in" presentation:class="footer" presentation:placeholder="false">
        <draw:text-box>
          <text:p text:style-name="a201" text:class-names="" text:cond-style-name=""><text:span text:style-name="a200" text:class-names=""/></text:p>
        </draw:text-box>
        <svg:title/>
        <svg:desc/>
      </draw:frame>
      <draw:frame draw:id="id52" presentation:style-name="a206" draw:name="Slide Number Placeholder 6" svg:x="4.36471in" svg:y="6.83526in" svg:width="1.27059in" svg:height="0.39931in" presentation:class="page-number" presentation:placeholder="false">
        <draw:text-box>
          <text:p text:style-name="a205" text:class-names="" text:cond-style-name=""><text:span text:style-name="a203" text:class-names=""><text:page-number style:num-format="1" text:fixed="false"/></text:span><text:span text:style-name="a204" text:class-names=""/></text:p>
        </draw:text-box>
        <svg:title/>
        <svg:desc/>
      </draw:frame>
      <draw:frame draw:id="id53" presentation:style-name="a223" draw:name="Content Placeholder 8" svg:x="0.74in" svg:y="2.93in" svg:width="4.18in" svg:height="3.77in" presentation:class="object" presentation:placeholder="false">
        <draw:text-box>
          <text:list text:style-name="a209">
            <text:list-item>
              <text:p text:style-name="a208" text:class-names="" text:cond-style-name=""><text:span text:style-name="a207" text:class-names="">Click to edit Master text styles</text:span></text:p>
            </text:list-item>
          </text:list>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19" text:class-names="">Fifth level</text:span><text:span text:style-name="a220" text:class-names=""/></text:p>
                            </text:list-item>
                          </text:list>
                        </text:list-item>
                      </text:list>
                    </text:list-item>
                  </text:list>
                </text:list-item>
              </text:list>
            </text:list-item>
          </text:list>
        </draw:text-box>
        <svg:title/>
        <svg:desc/>
      </draw:frame>
      <draw:frame draw:id="id54" presentation:style-name="a240" draw:name="Content Placeholder 10" svg:x="5.08in" svg:y="2.93in" svg:width="4.18in" svg:height="3.77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style:master-page>
    <style:master-page style:name="Master1-Layout5-twoTxTwoObj-Comparison" style:page-layout-name="pageLayout1" draw:style-name="a256">
      <draw:custom-shape svg:x="0.25in" svg:y="0.25in" svg:width="9.51in" svg:height="2.7in" draw:id="id60" draw:layer="Master1-bg" draw:style-name="a260" draw:name="Rounded Rectangle 9">
        <svg:title/>
        <svg:desc/>
        <text:p text:style-name="a258" text:class-names="" text:cond-style-name=""><text:span text:style-name="a2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61">
        <svg:title/>
        <svg:desc/>
        <draw:custom-shape svg:x="6.61356in" svg:y="1.99526in" svg:width="3.1457in" svg:height="0.78087in" draw:id="id70" draw:layer="Master1-bg" draw:style-name="a321" draw:name="Freeform 14">
          <svg:title/>
          <svg:desc/>
          <text:p text:style-name="a320" text:class-names="" text:cond-style-name=""><text:span text:style-name="a319"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71" draw:layer="Master1-bg" draw:style-name="a324" draw:name="Freeform 18">
          <svg:title/>
          <svg:desc/>
          <text:p text:style-name="a323" text:class-names="" text:cond-style-name=""><text:span text:style-name="a322"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72" draw:layer="Master1-bg" draw:style-name="a327" draw:name="Freeform 22">
          <svg:title/>
          <svg:desc/>
          <text:p text:style-name="a326" text:class-names="" text:cond-style-name=""><text:span text:style-name="a325"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73" draw:layer="Master1-bg" draw:style-name="a330" draw:name="Freeform 26">
          <svg:title/>
          <svg:desc/>
          <text:p text:style-name="a329" text:class-names="" text:cond-style-name=""><text:span text:style-name="a328"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74" draw:layer="Master1-bg" draw:style-name="a333" draw:name="Freeform 10">
          <svg:title/>
          <svg:desc/>
          <text:p text:style-name="a332" text:class-names="" text:cond-style-name=""><text:span text:style-name="a331"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62" presentation:style-name="a264" draw:name="Title 1" svg:x="0.5in" svg:y="0.37in" svg:width="9in" svg:height="1.37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63" presentation:style-name="a268" draw:name="Text Placeholder 2" svg:x="0.74in" svg:y="2.92882in" svg:width="4.18in" svg:height="0.69965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title/>
        <svg:desc/>
      </draw:frame>
      <draw:frame draw:id="id64" presentation:style-name="a285" draw:name="Content Placeholder 3" svg:x="0.74074in" svg:y="3.75in" svg:width="4.17766in" svg:height="2.94965in" presentation:class="object" presentation:placeholder="false">
        <draw:text-box>
          <text:list text:style-name="a271">
            <text:list-item>
              <text:p text:style-name="a270" text:class-names="" text:cond-style-name=""><text:span text:style-name="a269" text:class-names="">Click to edit Master text styles</text:span></text:p>
            </text:list-item>
          </text:list>
          <text:list text:style-name="a274">
            <text:list-item>
              <text:list text:style-name="a274">
                <text:list-item>
                  <text:p text:style-name="a273" text:class-names="" text:cond-style-name=""><text:span text:style-name="a272" text:class-names="">Second level</text:span></text:p>
                </text:list-item>
              </text:list>
            </text:list-item>
          </text:list>
          <text:list text:style-name="a277">
            <text:list-item>
              <text:list text:style-name="a277">
                <text:list-item>
                  <text:list text:style-name="a277">
                    <text:list-item>
                      <text:p text:style-name="a276" text:class-names="" text:cond-style-name=""><text:span text:style-name="a275" text:class-names="">Third level</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Fifth level</text:span><text:span text:style-name="a282" text:class-names=""/></text:p>
                            </text:list-item>
                          </text:list>
                        </text:list-item>
                      </text:list>
                    </text:list-item>
                  </text:list>
                </text:list-item>
              </text:list>
            </text:list-item>
          </text:list>
        </draw:text-box>
        <svg:title/>
        <svg:desc/>
      </draw:frame>
      <draw:frame draw:id="id65" presentation:style-name="a289" draw:name="Text Placeholder 4" svg:x="5.08333in" svg:y="2.92882in" svg:width="4.18in" svg:height="0.69965in" presentation:class="outline" presentation:placeholder="false">
        <draw:text-box>
          <text:list text:style-name="a288">
            <text:list-item>
              <text:p text:style-name="a287" text:class-names="" text:cond-style-name=""><text:span text:style-name="a286" text:class-names="">Click to edit Master text styles</text:span></text:p>
            </text:list-item>
          </text:list>
        </draw:text-box>
        <svg:title/>
        <svg:desc/>
      </draw:frame>
      <draw:frame draw:id="id66" presentation:style-name="a306" draw:name="Content Placeholder 5" svg:x="5.07986in" svg:y="3.75in" svg:width="4.18in" svg:height="2.94965in" presentation:class="object" presentation:placeholder="false">
        <draw:text-box>
          <text:list text:style-name="a292">
            <text:list-item>
              <text:p text:style-name="a291" text:class-names="" text:cond-style-name=""><text:span text:style-name="a290" text:class-names="">Click to edit Master text styles</text:span></text:p>
            </text:list-item>
          </text:list>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Fifth level</text:span><text:span text:style-name="a303" text:class-names=""/></text:p>
                            </text:list-item>
                          </text:list>
                        </text:list-item>
                      </text:list>
                    </text:list-item>
                  </text:list>
                </text:list-item>
              </text:list>
            </text:list-item>
          </text:list>
        </draw:text-box>
        <svg:title/>
        <svg:desc/>
      </draw:frame>
      <draw:frame draw:id="id67" presentation:style-name="a311" draw:name="Date Placeholder 6" svg:x="5.64706in" svg:y="6.83526in" svg:width="4.14117in" svg:height="0.39931in" presentation:class="date-time" presentation:placeholder="false">
        <draw:text-box>
          <text:p text:style-name="a310" text:class-names="" text:cond-style-name=""><text:span text:style-name="a307" text:class-names=""><text:date text:fixed="false" style:data-style-name="a308"/></text:span><text:span text:style-name="a309" text:class-names=""/></text:p>
        </draw:text-box>
        <svg:title/>
        <svg:desc/>
      </draw:frame>
      <draw:frame draw:id="id68" presentation:style-name="a314" draw:name="Footer Placeholder 7" svg:x="0.21177in" svg:y="6.83526in" svg:width="4.14118in" svg:height="0.39931in" presentation:class="footer" presentation:placeholder="false">
        <draw:text-box>
          <text:p text:style-name="a313" text:class-names="" text:cond-style-name=""><text:span text:style-name="a312" text:class-names=""/></text:p>
        </draw:text-box>
        <svg:title/>
        <svg:desc/>
      </draw:frame>
      <draw:frame draw:id="id69" presentation:style-name="a318" draw:name="Slide Number Placeholder 8" svg:x="4.36471in" svg:y="6.83526in" svg:width="1.27059in" svg:height="0.39931in" presentation:class="page-number" presentation:placeholder="false">
        <draw:text-box>
          <text:p text:style-name="a317" text:class-names="" text:cond-style-name=""><text:span text:style-name="a315" text:class-names=""><text:page-number style:num-format="1" text:fixed="false"/></text:span><text:span text:style-name="a316" text:class-names=""/></text:p>
        </draw:text-box>
        <svg:title/>
        <svg:desc/>
      </draw:frame>
    </style:master-page>
    <style:master-page style:name="Master1-Layout6-titleOnly-Title-Only" style:page-layout-name="pageLayout1" draw:style-name="a334">
      <draw:custom-shape svg:x="0.25in" svg:y="0.25in" svg:width="9.51in" svg:height="2.7in" draw:id="id75" draw:layer="Master1-bg" draw:style-name="a338" draw:name="Rounded Rectangle 5">
        <svg:title/>
        <svg:desc/>
        <text:p text:style-name="a336" text:class-names="" text:cond-style-name=""><text:span text:style-name="a3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76">
        <svg:title/>
        <svg:desc/>
        <draw:custom-shape svg:x="6.61356in" svg:y="1.99526in" svg:width="3.1457in" svg:height="0.78087in" draw:id="id81" draw:layer="Master1-bg" draw:style-name="a357" draw:name="Freeform 14">
          <svg:title/>
          <svg:desc/>
          <text:p text:style-name="a356" text:class-names="" text:cond-style-name=""><text:span text:style-name="a355"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82" draw:layer="Master1-bg" draw:style-name="a360" draw:name="Freeform 18">
          <svg:title/>
          <svg:desc/>
          <text:p text:style-name="a359" text:class-names="" text:cond-style-name=""><text:span text:style-name="a358"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83" draw:layer="Master1-bg" draw:style-name="a363" draw:name="Freeform 22">
          <svg:title/>
          <svg:desc/>
          <text:p text:style-name="a362" text:class-names="" text:cond-style-name=""><text:span text:style-name="a361"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84" draw:layer="Master1-bg" draw:style-name="a366" draw:name="Freeform 26">
          <svg:title/>
          <svg:desc/>
          <text:p text:style-name="a365" text:class-names="" text:cond-style-name=""><text:span text:style-name="a364"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85" draw:layer="Master1-bg" draw:style-name="a369" draw:name="Freeform 10">
          <svg:title/>
          <svg:desc/>
          <text:p text:style-name="a368" text:class-names="" text:cond-style-name=""><text:span text:style-name="a367"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77" presentation:style-name="a342" draw:name="Title 1" svg:x="0.5in" svg:y="0.37in" svg:width="9in" svg:height="1.37in" presentation:class="title" presentation:placeholder="false">
        <draw:text-box>
          <text:p text:style-name="a341" text:class-names="" text:cond-style-name=""><text:span text:style-name="a339" text:class-names="">Click to edit Master title style</text:span><text:span text:style-name="a340" text:class-names=""/></text:p>
        </draw:text-box>
        <svg:title/>
        <svg:desc/>
      </draw:frame>
      <draw:frame draw:id="id78" presentation:style-name="a347" draw:name="Date Placeholder 2" svg:x="5.64706in" svg:y="6.83526in" svg:width="4.14117in" svg:height="0.39931in" presentation:class="date-time" presentation:placeholder="false">
        <draw:text-box>
          <text:p text:style-name="a346" text:class-names="" text:cond-style-name=""><text:span text:style-name="a343" text:class-names=""><text:date text:fixed="false" style:data-style-name="a344"/></text:span><text:span text:style-name="a345" text:class-names=""/></text:p>
        </draw:text-box>
        <svg:title/>
        <svg:desc/>
      </draw:frame>
      <draw:frame draw:id="id79" presentation:style-name="a350" draw:name="Footer Placeholder 3" svg:x="0.21177in" svg:y="6.83526in" svg:width="4.14118in" svg:height="0.39931in" presentation:class="footer" presentation:placeholder="false">
        <draw:text-box>
          <text:p text:style-name="a349" text:class-names="" text:cond-style-name=""><text:span text:style-name="a348" text:class-names=""/></text:p>
        </draw:text-box>
        <svg:title/>
        <svg:desc/>
      </draw:frame>
      <draw:frame draw:id="id80" presentation:style-name="a354" draw:name="Slide Number Placeholder 4" svg:x="4.36471in" svg:y="6.83526in" svg:width="1.27059in" svg:height="0.39931in" presentation:class="page-number" presentation:placeholder="false">
        <draw:text-box>
          <text:p text:style-name="a353" text:class-names="" text:cond-style-name=""><text:span text:style-name="a351" text:class-names=""><text:page-number style:num-format="1" text:fixed="false"/></text:span><text:span text:style-name="a352" text:class-names=""/></text:p>
        </draw:text-box>
        <svg:title/>
        <svg:desc/>
      </draw:frame>
    </style:master-page>
    <style:master-page style:name="Master1-Layout7-blank-Blank" style:page-layout-name="pageLayout1" draw:style-name="a370">
      <draw:custom-shape svg:x="0.25in" svg:y="0.25in" svg:width="9.51in" svg:height="1.56in" draw:id="id86" draw:style-name="a374" draw:name="Rounded Rectangle 11">
        <svg:title/>
        <svg:desc/>
        <text:p text:style-name="a372" text:class-names="" text:cond-style-name=""><text:span text:style-name="a37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54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5" draw:id="id87">
        <svg:title/>
        <svg:desc/>
        <draw:custom-shape svg:x="6.61356in" svg:y="0.93966in" svg:width="3.1457in" svg:height="0.78087in" draw:id="id91" draw:style-name="a389" draw:name="Freeform 14">
          <svg:title/>
          <svg:desc/>
          <text:p text:style-name="a388" text:class-names="" text:cond-style-name=""><text:span text:style-name="a387"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0.79935in" svg:width="6.06356in" svg:height="0.92972in" draw:id="id92" draw:style-name="a392" draw:name="Freeform 18">
          <svg:title/>
          <svg:desc/>
          <text:p text:style-name="a391" text:class-names="" text:cond-style-name=""><text:span text:style-name="a390"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0.81277in" svg:width="5.97986in" svg:height="0.84675in" draw:id="id93" draw:style-name="a395" draw:name="Freeform 22">
          <svg:title/>
          <svg:desc/>
          <text:p text:style-name="a394" text:class-names="" text:cond-style-name=""><text:span text:style-name="a393"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0.79813in" svg:width="3.61767in" svg:height="0.71254in" draw:id="id94" draw:style-name="a398" draw:name="Freeform 26">
          <svg:title/>
          <svg:desc/>
          <text:p text:style-name="a397" text:class-names="" text:cond-style-name=""><text:span text:style-name="a396"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0.78105in" svg:width="9.54in" svg:height="1.45437in" draw:id="id95" draw:style-name="a401" draw:name="Freeform 10">
          <svg:title/>
          <svg:desc/>
          <text:p text:style-name="a400" text:class-names="" text:cond-style-name=""><text:span text:style-name="a399"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88" presentation:style-name="a379" draw:name="Date Placeholder 1" svg:x="5.64706in" svg:y="6.83526in" svg:width="4.14117in" svg:height="0.39931in" presentation:class="date-time" presentation:placeholder="false">
        <draw:text-box>
          <text:p text:style-name="a378" text:class-names="" text:cond-style-name=""><text:span text:style-name="a375" text:class-names=""><text:date text:fixed="false" style:data-style-name="a376"/></text:span><text:span text:style-name="a377" text:class-names=""/></text:p>
        </draw:text-box>
        <svg:title/>
        <svg:desc/>
      </draw:frame>
      <draw:frame draw:id="id89" presentation:style-name="a382" draw:name="Footer Placeholder 2" svg:x="0.21177in" svg:y="6.83526in" svg:width="4.14118in" svg:height="0.39931in" presentation:class="footer" presentation:placeholder="false">
        <draw:text-box>
          <text:p text:style-name="a381" text:class-names="" text:cond-style-name=""><text:span text:style-name="a380" text:class-names=""/></text:p>
        </draw:text-box>
        <svg:title/>
        <svg:desc/>
      </draw:frame>
      <draw:frame draw:id="id90" presentation:style-name="a386" draw:name="Slide Number Placeholder 3" svg:x="4.36471in" svg:y="6.83526in" svg:width="1.27059in" svg:height="0.39931in" presentation:class="page-number" presentation:placeholder="false">
        <draw:text-box>
          <text:p text:style-name="a385" text:class-names="" text:cond-style-name=""><text:span text:style-name="a383" text:class-names=""><text:page-number style:num-format="1" text:fixed="false"/></text:span><text:span text:style-name="a384" text:class-names=""/></text:p>
        </draw:text-box>
        <svg:title/>
        <svg:desc/>
      </draw:frame>
    </style:master-page>
    <style:master-page style:name="Master1-Layout8-objTx-Content-with-Caption" style:page-layout-name="pageLayout1" draw:style-name="a402">
      <draw:custom-shape svg:x="0.25in" svg:y="0.25in" svg:width="9.51in" svg:height="1.56in" draw:id="id96" draw:style-name="a406" draw:name="Rounded Rectangle 14">
        <svg:title/>
        <svg:desc/>
        <text:p text:style-name="a404" text:class-names="" text:cond-style-name=""><text:span text:style-name="a40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54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7" presentation:style-name="a411" draw:name="Date Placeholder 4" svg:x="5.64706in" svg:y="6.83526in" svg:width="4.14117in" svg:height="0.39931in" presentation:class="date-time" presentation:placeholder="false">
        <draw:text-box>
          <text:p text:style-name="a410" text:class-names="" text:cond-style-name=""><text:span text:style-name="a407" text:class-names=""><text:date text:fixed="false" style:data-style-name="a408"/></text:span><text:span text:style-name="a409" text:class-names=""/></text:p>
        </draw:text-box>
        <svg:title/>
        <svg:desc/>
      </draw:frame>
      <draw:frame draw:id="id98" presentation:style-name="a414" draw:name="Footer Placeholder 5" svg:x="0.21177in" svg:y="6.83526in" svg:width="4.14118in" svg:height="0.39931in" presentation:class="footer" presentation:placeholder="false">
        <draw:text-box>
          <text:p text:style-name="a413" text:class-names="" text:cond-style-name=""><text:span text:style-name="a412" text:class-names=""/></text:p>
        </draw:text-box>
        <svg:title/>
        <svg:desc/>
      </draw:frame>
      <draw:frame draw:id="id99" presentation:style-name="a418" draw:name="Slide Number Placeholder 6" svg:x="4.36471in" svg:y="6.83526in" svg:width="1.27059in" svg:height="0.39931in" presentation:class="page-number" presentation:placeholder="false">
        <draw:text-box>
          <text:p text:style-name="a417" text:class-names="" text:cond-style-name=""><text:span text:style-name="a415" text:class-names=""><text:page-number style:num-format="1" text:fixed="false"/></text:span><text:span text:style-name="a416" text:class-names=""/></text:p>
        </draw:text-box>
        <svg:title/>
        <svg:desc/>
      </draw:frame>
      <draw:frame draw:id="id100" presentation:style-name="a422" draw:name="Text Placeholder 3" svg:x="1in" svg:y="3.91667in" svg:width="3.66667in" svg:height="2.08333in" presentation:class="outline" presentation:placeholder="false">
        <draw:text-box>
          <text:list text:style-name="a421">
            <text:list-item>
              <text:p text:style-name="a420" text:class-names="" text:cond-style-name=""><text:span text:style-name="a419" text:class-names="">Click to edit Master text styles</text:span></text:p>
            </text:list-item>
          </text:list>
        </draw:text-box>
        <svg:title/>
        <svg:desc/>
      </draw:frame>
      <draw:g draw:name="Group 23" draw:id="id101">
        <svg:title/>
        <svg:desc/>
        <draw:custom-shape svg:x="6.62174in" svg:y="0.93987in" svg:width="3.14974in" svg:height="0.78187in" draw:id="id104" draw:style-name="a446" draw:name="Freeform 14">
          <svg:title/>
          <svg:desc/>
          <text:p text:style-name="a445" text:class-names="" text:cond-style-name=""><text:span text:style-name="a444"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79in" svg:y="0.79937in" svg:width="6.07133in" svg:height="0.93091in" draw:id="id105" draw:style-name="a449" draw:name="Freeform 18">
          <svg:title/>
          <svg:desc/>
          <text:p text:style-name="a448" text:class-names="" text:cond-style-name=""><text:span text:style-name="a447"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72in" svg:y="0.81281in" svg:width="5.98753in" svg:height="0.84784in" draw:id="id106" draw:style-name="a452" draw:name="Freeform 22">
          <svg:title/>
          <svg:desc/>
          <text:p text:style-name="a451" text:class-names="" text:cond-style-name=""><text:span text:style-name="a450"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4218in" svg:y="0.79815in" svg:width="3.62231in" svg:height="0.71346in" draw:id="id107" draw:style-name="a455" draw:name="Freeform 26">
          <svg:title/>
          <svg:desc/>
          <text:p text:style-name="a454" text:class-names="" text:cond-style-name=""><text:span text:style-name="a453"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0.78105in" svg:width="9.54in" svg:height="1.45623in" draw:id="id108" draw:style-name="a458" draw:name="Freeform 28">
          <svg:title/>
          <svg:desc/>
          <text:p text:style-name="a457" text:class-names="" text:cond-style-name=""><text:span text:style-name="a456"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102" presentation:style-name="a426" draw:name="Title 21" svg:x="1in" svg:y="2.5in" svg:width="3.66667in" svg:height="1.37in" presentation:class="title" presentation:placeholder="false">
        <draw:text-box>
          <text:p text:style-name="a425" text:class-names="" text:cond-style-name=""><text:span text:style-name="a423" text:class-names="">Click to edit Master title style</text:span><text:span text:style-name="a424" text:class-names=""/></text:p>
        </draw:text-box>
        <svg:title/>
        <svg:desc/>
      </draw:frame>
      <draw:frame draw:id="id103" presentation:style-name="a443" draw:name="Content Placeholder 2" svg:x="5.08745in" svg:y="2in" svg:width="4.26955in" svg:height="4.16667in" presentation:class="object" presentation:placeholder="false">
        <draw:text-box>
          <text:list text:style-name="a429">
            <text:list-item>
              <text:p text:style-name="a428" text:class-names="" text:cond-style-name=""><text:span text:style-name="a427" text:class-names="">Click to edit Master text styles</text:span></text:p>
            </text:list-item>
          </text:list>
          <text:list text:style-name="a432">
            <text:list-item>
              <text:list text:style-name="a432">
                <text:list-item>
                  <text:p text:style-name="a431" text:class-names="" text:cond-style-name=""><text:span text:style-name="a430" text:class-names="">Second level</text:span></text:p>
                </text:list-item>
              </text:list>
            </text:list-item>
          </text:list>
          <text:list text:style-name="a435">
            <text:list-item>
              <text:list text:style-name="a435">
                <text:list-item>
                  <text:list text:style-name="a435">
                    <text:list-item>
                      <text:p text:style-name="a434" text:class-names="" text:cond-style-name=""><text:span text:style-name="a433" text:class-names="">Third level</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Fourth level</text:span></text:p>
                        </text:list-item>
                      </text:list>
                    </text:list-item>
                  </text:list>
                </text:list-item>
              </text:list>
            </text:list-item>
          </text:list>
          <text:list text:style-name="a442">
            <text:list-item>
              <text:list text:style-name="a442">
                <text:list-item>
                  <text:list text:style-name="a442">
                    <text:list-item>
                      <text:list text:style-name="a442">
                        <text:list-item>
                          <text:list text:style-name="a442">
                            <text:list-item>
                              <text:p text:style-name="a441" text:class-names="" text:cond-style-name=""><text:span text:style-name="a439" text:class-names="">Fifth level</text:span><text:span text:style-name="a440" text:class-names=""/></text:p>
                            </text:list-item>
                          </text:list>
                        </text:list-item>
                      </text:list>
                    </text:list-item>
                  </text:list>
                </text:list-item>
              </text:list>
            </text:list-item>
          </text:list>
        </draw:text-box>
        <svg:title/>
        <svg:desc/>
      </draw:frame>
    </style:master-page>
    <style:master-page style:name="Master1-Layout9-picTx-Picture-with-Caption" style:page-layout-name="pageLayout1" draw:style-name="a459">
      <draw:custom-shape svg:x="0.25in" svg:y="0.25in" svg:width="9.51in" svg:height="6.6in" draw:id="id109" draw:style-name="a463" draw:name="Rounded Rectangle 14">
        <svg:title/>
        <svg:desc/>
        <text:p text:style-name="a461" text:class-names="" text:cond-style-name=""><text:span text:style-name="a4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8" draw:id="id110">
        <svg:title/>
        <svg:desc/>
        <draw:custom-shape svg:x="6.62174in" svg:y="6.01398in" svg:width="3.14974in" svg:height="0.78187in" draw:id="id117" draw:style-name="a490" draw:name="Freeform 14">
          <svg:title/>
          <svg:desc/>
          <text:p text:style-name="a489" text:class-names="" text:cond-style-name=""><text:span text:style-name="a488"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79in" svg:y="5.87349in" svg:width="6.07133in" svg:height="0.93091in" draw:id="id118" draw:style-name="a493" draw:name="Freeform 18">
          <svg:title/>
          <svg:desc/>
          <text:p text:style-name="a492" text:class-names="" text:cond-style-name=""><text:span text:style-name="a491"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72in" svg:y="5.88693in" svg:width="5.98753in" svg:height="0.84784in" draw:id="id119" draw:style-name="a496" draw:name="Freeform 22">
          <svg:title/>
          <svg:desc/>
          <text:p text:style-name="a495" text:class-names="" text:cond-style-name=""><text:span text:style-name="a494"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4218in" svg:y="5.87227in" svg:width="3.62231in" svg:height="0.71346in" draw:id="id120" draw:style-name="a499" draw:name="Freeform 26">
          <svg:title/>
          <svg:desc/>
          <text:p text:style-name="a498" text:class-names="" text:cond-style-name=""><text:span text:style-name="a497"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5.85517in" svg:width="9.54in" svg:height="1.45623in" draw:id="id121" draw:style-name="a502" draw:name="Freeform 10">
          <svg:title/>
          <svg:desc/>
          <text:p text:style-name="a501" text:class-names="" text:cond-style-name=""><text:span text:style-name="a500"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111" presentation:style-name="a467" draw:name="Title 1" svg:x="5.33044in" svg:y="0.37037in" svg:width="4.16956in" svg:height="2.65741in" presentation:class="title" presentation:placeholder="false">
        <draw:text-box>
          <text:p text:style-name="a466" text:class-names="" text:cond-style-name=""><text:span text:style-name="a464" text:class-names="">Click to edit Master title style</text:span><text:span text:style-name="a465" text:class-names=""/></text:p>
        </draw:text-box>
        <svg:title/>
        <svg:desc/>
      </draw:frame>
      <draw:frame draw:id="id112" presentation:style-name="a471" draw:name="Text Placeholder 3" svg:x="5.32407in" svg:y="3.0463in" svg:width="4.17593in" svg:height="2.64815in" presentation:class="outline" presentation:placeholder="false">
        <draw:text-box>
          <text:list text:style-name="a470">
            <text:list-item>
              <text:p text:style-name="a469" text:class-names="" text:cond-style-name=""><text:span text:style-name="a468" text:class-names="">Click to edit Master text styles</text:span></text:p>
            </text:list-item>
          </text:list>
        </draw:text-box>
        <svg:title/>
        <svg:desc/>
      </draw:frame>
      <draw:frame draw:id="id113" presentation:style-name="a476" draw:name="Date Placeholder 4" svg:x="5.64706in" svg:y="6.83526in" svg:width="4.14117in" svg:height="0.39931in" presentation:class="date-time" presentation:placeholder="false">
        <draw:text-box>
          <text:p text:style-name="a475" text:class-names="" text:cond-style-name=""><text:span text:style-name="a472" text:class-names=""><text:date text:fixed="false" style:data-style-name="a473"/></text:span><text:span text:style-name="a474" text:class-names=""/></text:p>
        </draw:text-box>
        <svg:title/>
        <svg:desc/>
      </draw:frame>
      <draw:frame draw:id="id114" presentation:style-name="a479" draw:name="Footer Placeholder 5" svg:x="0.21177in" svg:y="6.83526in" svg:width="4.14118in" svg:height="0.39931in" presentation:class="footer" presentation:placeholder="false">
        <draw:text-box>
          <text:p text:style-name="a478" text:class-names="" text:cond-style-name=""><text:span text:style-name="a477" text:class-names=""/></text:p>
        </draw:text-box>
        <svg:title/>
        <svg:desc/>
      </draw:frame>
      <draw:frame draw:id="id115" presentation:style-name="a483" draw:name="Slide Number Placeholder 6" svg:x="4.36471in" svg:y="6.83526in" svg:width="1.27059in" svg:height="0.39931in" presentation:class="page-number" presentation:placeholder="false">
        <draw:text-box>
          <text:p text:style-name="a482" text:class-names="" text:cond-style-name=""><text:span text:style-name="a480" text:class-names=""><text:page-number style:num-format="1" text:fixed="false"/></text:span><text:span text:style-name="a481" text:class-names=""/></text:p>
        </draw:text-box>
        <svg:title/>
        <svg:desc/>
      </draw:frame>
      <draw:frame draw:id="id116" presentation:style-name="a487" draw:name="Picture Placeholder 2" svg:x="0.91667in" svg:y="1.5in" svg:width="3.9in" svg:height="3.2in" presentation:class="graphic" presentation:placeholder="false">
        <draw:text-box>
          <text:p text:style-name="a486" text:class-names="" text:cond-style-name=""><text:span text:style-name="a484" text:class-names="">Click icon to add picture</text:span><text:span text:style-name="a485" text:class-names=""/></text:p>
        </draw:text-box>
        <svg:title/>
        <svg:desc/>
      </draw:frame>
    </style:master-page>
    <style:master-page style:name="Master1-Layout10-vertTx-Title-and-Vertical-Text" style:page-layout-name="pageLayout1" draw:style-name="a503">
      <draw:custom-shape svg:x="0.25in" svg:y="0.25in" svg:width="9.51in" svg:height="2.7in" draw:id="id122" draw:layer="Master1-bg" draw:style-name="a507" draw:name="Rounded Rectangle 6">
        <svg:title/>
        <svg:desc/>
        <text:p text:style-name="a505" text:class-names="" text:cond-style-name=""><text:span text:style-name="a50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123">
        <svg:title/>
        <svg:desc/>
        <draw:custom-shape svg:x="6.61356in" svg:y="1.99526in" svg:width="3.1457in" svg:height="0.78087in" draw:id="id129" draw:layer="Master1-bg" draw:style-name="a543" draw:name="Freeform 14">
          <svg:title/>
          <svg:desc/>
          <text:p text:style-name="a542" text:class-names="" text:cond-style-name=""><text:span text:style-name="a541"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130" draw:layer="Master1-bg" draw:style-name="a546" draw:name="Freeform 18">
          <svg:title/>
          <svg:desc/>
          <text:p text:style-name="a545" text:class-names="" text:cond-style-name=""><text:span text:style-name="a544"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131" draw:layer="Master1-bg" draw:style-name="a549" draw:name="Freeform 22">
          <svg:title/>
          <svg:desc/>
          <text:p text:style-name="a548" text:class-names="" text:cond-style-name=""><text:span text:style-name="a547"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132" draw:layer="Master1-bg" draw:style-name="a552" draw:name="Freeform 26">
          <svg:title/>
          <svg:desc/>
          <text:p text:style-name="a551" text:class-names="" text:cond-style-name=""><text:span text:style-name="a550"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133" draw:layer="Master1-bg" draw:style-name="a555" draw:name="Freeform 10">
          <svg:title/>
          <svg:desc/>
          <text:p text:style-name="a554" text:class-names="" text:cond-style-name=""><text:span text:style-name="a553"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124" presentation:style-name="a511" draw:name="Title 1" svg:x="0.5in" svg:y="0.37in" svg:width="9in" svg:height="1.37in" presentation:class="title" presentation:placeholder="false">
        <draw:text-box>
          <text:p text:style-name="a510" text:class-names="" text:cond-style-name=""><text:span text:style-name="a508" text:class-names="">Click to edit Master title style</text:span><text:span text:style-name="a509" text:class-names=""/></text:p>
        </draw:text-box>
        <svg:title/>
        <svg:desc/>
      </draw:frame>
      <draw:frame draw:id="id125" presentation:style-name="a528" draw:name="Vertical Text Placeholder 2" svg:x="0.9537in" svg:y="2.92593in" svg:width="8.10185in" svg:height="3.77373in" presentation:class="outline" presentation:placeholder="false">
        <draw:text-box>
          <text:list text:style-name="a514">
            <text:list-item>
              <text:p text:style-name="a513" text:class-names="" text:cond-style-name=""><text:span text:style-name="a512" text:class-names="">Click to edit Master text styles</text:span></text:p>
            </text:list-item>
          </text:list>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4" text:class-names="">Fifth level</text:span><text:span text:style-name="a525" text:class-names=""/></text:p>
                            </text:list-item>
                          </text:list>
                        </text:list-item>
                      </text:list>
                    </text:list-item>
                  </text:list>
                </text:list-item>
              </text:list>
            </text:list-item>
          </text:list>
        </draw:text-box>
        <svg:title/>
        <svg:desc/>
      </draw:frame>
      <draw:frame draw:id="id126" presentation:style-name="a533" draw:name="Date Placeholder 3" svg:x="5.64706in" svg:y="6.83526in" svg:width="4.14117in" svg:height="0.39931in" presentation:class="date-time" presentation:placeholder="false">
        <draw:text-box>
          <text:p text:style-name="a532" text:class-names="" text:cond-style-name=""><text:span text:style-name="a529" text:class-names=""><text:date text:fixed="false" style:data-style-name="a530"/></text:span><text:span text:style-name="a531" text:class-names=""/></text:p>
        </draw:text-box>
        <svg:title/>
        <svg:desc/>
      </draw:frame>
      <draw:frame draw:id="id127" presentation:style-name="a536" draw:name="Footer Placeholder 4" svg:x="0.21177in" svg:y="6.83526in" svg:width="4.14118in" svg:height="0.39931in" presentation:class="footer" presentation:placeholder="false">
        <draw:text-box>
          <text:p text:style-name="a535" text:class-names="" text:cond-style-name=""><text:span text:style-name="a534" text:class-names=""/></text:p>
        </draw:text-box>
        <svg:title/>
        <svg:desc/>
      </draw:frame>
      <draw:frame draw:id="id128" presentation:style-name="a540" draw:name="Slide Number Placeholder 5" svg:x="4.36471in" svg:y="6.83526in" svg:width="1.27059in" svg:height="0.39931in" presentation:class="page-number" presentation:placeholder="false">
        <draw:text-box>
          <text:p text:style-name="a539" text:class-names="" text:cond-style-name=""><text:span text:style-name="a537" text:class-names=""><text:page-number style:num-format="1" text:fixed="false"/></text:span><text:span text:style-name="a538" text:class-names=""/></text:p>
        </draw:text-box>
        <svg:title/>
        <svg:desc/>
      </draw:frame>
    </style:master-page>
    <style:master-page style:name="Master1-Layout11-vertTitleAndTx-Vertical-Title-and-Text" style:page-layout-name="pageLayout1" draw:style-name="a556">
      <draw:custom-shape svg:x="0.25in" svg:y="0.25in" svg:width="9.51in" svg:height="1.56in" draw:id="id134" draw:style-name="a560" draw:name="Rounded Rectangle 20">
        <svg:title/>
        <svg:desc/>
        <text:p text:style-name="a558" text:class-names="" text:cond-style-name=""><text:span text:style-name="a5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54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35" presentation:style-name="a565" draw:name="Date Placeholder 3" svg:x="5.64706in" svg:y="6.83526in" svg:width="4.14117in" svg:height="0.39931in" presentation:class="date-time" presentation:placeholder="false">
        <draw:text-box>
          <text:p text:style-name="a564" text:class-names="" text:cond-style-name=""><text:span text:style-name="a561" text:class-names=""><text:date text:fixed="false" style:data-style-name="a562"/></text:span><text:span text:style-name="a563" text:class-names=""/></text:p>
        </draw:text-box>
        <svg:title/>
        <svg:desc/>
      </draw:frame>
      <draw:frame draw:id="id136" presentation:style-name="a568" draw:name="Footer Placeholder 4" svg:x="0.21177in" svg:y="6.83526in" svg:width="4.14118in" svg:height="0.39931in" presentation:class="footer" presentation:placeholder="false">
        <draw:text-box>
          <text:p text:style-name="a567" text:class-names="" text:cond-style-name=""><text:span text:style-name="a566" text:class-names=""/></text:p>
        </draw:text-box>
        <svg:title/>
        <svg:desc/>
      </draw:frame>
      <draw:frame draw:id="id137" presentation:style-name="a572" draw:name="Slide Number Placeholder 5" svg:x="4.36471in" svg:y="6.83526in" svg:width="1.27059in" svg:height="0.39931in" presentation:class="page-number" presentation:placeholder="false">
        <draw:text-box>
          <text:p text:style-name="a571" text:class-names="" text:cond-style-name=""><text:span text:style-name="a569" text:class-names=""><text:page-number style:num-format="1" text:fixed="false"/></text:span><text:span text:style-name="a570" text:class-names=""/></text:p>
        </draw:text-box>
        <svg:title/>
        <svg:desc/>
      </draw:frame>
      <draw:g draw:name="Group 14" draw:id="id138">
        <svg:title/>
        <svg:desc/>
        <draw:custom-shape svg:x="6.62174in" svg:y="0.93987in" svg:width="3.14974in" svg:height="0.78187in" draw:id="id141" draw:style-name="a596" draw:name="Freeform 14">
          <svg:title/>
          <svg:desc/>
          <text:p text:style-name="a595" text:class-names="" text:cond-style-name=""><text:span text:style-name="a594"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79in" svg:y="0.79937in" svg:width="6.07133in" svg:height="0.93091in" draw:id="id142" draw:style-name="a599" draw:name="Freeform 18">
          <svg:title/>
          <svg:desc/>
          <text:p text:style-name="a598" text:class-names="" text:cond-style-name=""><text:span text:style-name="a597"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72in" svg:y="0.81281in" svg:width="5.98753in" svg:height="0.84784in" draw:id="id143" draw:style-name="a602" draw:name="Freeform 22">
          <svg:title/>
          <svg:desc/>
          <text:p text:style-name="a601" text:class-names="" text:cond-style-name=""><text:span text:style-name="a600"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4218in" svg:y="0.79815in" svg:width="3.62231in" svg:height="0.71346in" draw:id="id144" draw:style-name="a605" draw:name="Freeform 26">
          <svg:title/>
          <svg:desc/>
          <text:p text:style-name="a604" text:class-names="" text:cond-style-name=""><text:span text:style-name="a603"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0.78105in" svg:width="9.54in" svg:height="1.45623in" draw:id="id145" draw:style-name="a608" draw:name="Freeform 19">
          <svg:title/>
          <svg:desc/>
          <text:p text:style-name="a607" text:class-names="" text:cond-style-name=""><text:span text:style-name="a606"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139" presentation:style-name="a576" draw:name="Vertical Title 1" svg:x="7.25in" svg:y="1.58333in" svg:width="2.25in" svg:height="4.90741in" presentation:class="title" presentation:placeholder="false">
        <draw:text-box>
          <text:p text:style-name="a575" text:class-names="" text:cond-style-name=""><text:span text:style-name="a573" text:class-names="">Click to edit Master title style</text:span><text:span text:style-name="a574" text:class-names=""/></text:p>
        </draw:text-box>
        <svg:title/>
        <svg:desc/>
      </draw:frame>
      <draw:frame draw:id="id140" presentation:style-name="a593" draw:name="Vertical Text Placeholder 2" svg:x="0.5in" svg:y="1.58333in" svg:width="6.58333in" svg:height="4.90741in" presentation:class="outline" presentation:placeholder="false">
        <draw:text-box>
          <text:list text:style-name="a579">
            <text:list-item>
              <text:p text:style-name="a578" text:class-names="" text:cond-style-name=""><text:span text:style-name="a577" text:class-names="">Click to edit Master text styles</text:span></text:p>
            </text:list-item>
          </text:list>
          <text:list text:style-name="a582">
            <text:list-item>
              <text:list text:style-name="a582">
                <text:list-item>
                  <text:p text:style-name="a581" text:class-names="" text:cond-style-name=""><text:span text:style-name="a580" text:class-names="">Second level</text:span></text:p>
                </text:list-item>
              </text:list>
            </text:list-item>
          </text:list>
          <text:list text:style-name="a585">
            <text:list-item>
              <text:list text:style-name="a585">
                <text:list-item>
                  <text:list text:style-name="a585">
                    <text:list-item>
                      <text:p text:style-name="a584" text:class-names="" text:cond-style-name=""><text:span text:style-name="a583" text:class-names="">Third le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Fourth le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Fifth level</text:span><text:span text:style-name="a590" text:class-names=""/></text:p>
                            </text:list-item>
                          </text:list>
                        </text:list-item>
                      </text:list>
                    </text:list-item>
                  </text:list>
                </text:list-item>
              </text:list>
            </text:list-item>
          </text:list>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Table for Two Travellers like you</dc:title>
    <meta:initial-creator>Iryna Bernyk</meta:initial-creator>
    <dc:creator>Iryna Bernyk</dc:creator>
    <meta:creation-date>2017-10-22T10:22:32Z</meta:creation-date>
    <dc:date>2017-10-22T10:40:23Z</dc:date>
    <meta:template xlink:href="Waveform" xlink:type="simple"/>
    <meta:editing-cycles>1</meta:editing-cycles>
    <meta:editing-duration>PT0S</meta:editing-duration>
    <meta:document-statistic meta:paragraph-count="13" meta:word-count="95"/>
  </office:meta>
</office:document-meta>
</file>